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SupportTests.logMessageWithForma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SupportTests.logMessageWithForma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SupportTests.logMessageWith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SupportTests.logMessageWithFormat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SupportTests.logMessageWithFormat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SupportTests.logMessageWithFormat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